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2" style:family="paragraph" style:parent-style-name="Standard">
      <style:paragraph-properties fo:text-align="center" style:justify-single-word="false"/>
      <style:text-properties fo:font-weight="bold" officeooo:rsid="0090b5d5" officeooo:paragraph-rsid="0090b5d5" style:font-weight-asian="bold" style:font-weight-complex="bold"/>
    </style:style>
    <style:style style:name="P3" style:family="paragraph" style:parent-style-name="Standard">
      <style:text-properties officeooo:rsid="00024706" officeooo:paragraph-rsid="002993b5"/>
    </style:style>
    <style:style style:name="P4" style:family="paragraph" style:parent-style-name="Standard">
      <style:text-properties officeooo:rsid="00115ef6" officeooo:paragraph-rsid="002993b5"/>
    </style:style>
    <style:style style:name="P5"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6" style:family="paragraph" style:parent-style-name="Standard">
      <style:text-properties fo:font-size="15pt" fo:font-weight="bold" officeooo:rsid="00804a5c" officeooo:paragraph-rsid="00804a5c" style:font-size-asian="15pt" style:font-weight-asian="bold" style:font-size-complex="15pt" style:font-weight-complex="bold"/>
    </style:style>
    <style:style style:name="P7" style:family="paragraph" style:parent-style-name="Standard">
      <style:text-properties officeooo:rsid="006a8fdb" officeooo:paragraph-rsid="006f1b18"/>
    </style:style>
    <style:style style:name="P8" style:family="paragraph" style:parent-style-name="Standard">
      <style:text-properties officeooo:rsid="007b4fc7" officeooo:paragraph-rsid="007b4fc7"/>
    </style:style>
    <style:style style:name="P9" style:family="paragraph" style:parent-style-name="Standard">
      <style:text-properties officeooo:paragraph-rsid="006f1b18"/>
    </style:style>
    <style:style style:name="P10" style:family="paragraph" style:parent-style-name="Standard" style:list-style-name="L1">
      <style:text-properties officeooo:paragraph-rsid="0090b5d5"/>
    </style:style>
    <style:style style:name="P11" style:family="paragraph" style:parent-style-name="Standard" style:list-style-name="L1">
      <style:text-properties officeooo:paragraph-rsid="009364e7"/>
    </style:style>
    <style:style style:name="P12" style:family="paragraph" style:parent-style-name="Standard" style:list-style-name="L1">
      <style:text-properties officeooo:paragraph-rsid="00945964"/>
    </style:style>
    <style:style style:name="P13" style:family="paragraph" style:parent-style-name="Standard" style:list-style-name="L1">
      <style:text-properties officeooo:paragraph-rsid="00974d3e"/>
    </style:style>
    <style:style style:name="P14" style:family="paragraph" style:parent-style-name="Standard" style:list-style-name="L1">
      <style:text-properties officeooo:rsid="00804a5c" officeooo:paragraph-rsid="00804a5c"/>
    </style:style>
    <style:style style:name="P15" style:family="paragraph" style:parent-style-name="Standard" style:list-style-name="L1">
      <style:text-properties officeooo:rsid="009364e7" officeooo:paragraph-rsid="009364e7"/>
    </style:style>
    <style:style style:name="P16" style:family="paragraph" style:parent-style-name="Standard">
      <style:text-properties fo:font-size="15pt" fo:font-weight="bold" officeooo:rsid="009bee7a" officeooo:paragraph-rsid="009bee7a" style:font-size-asian="15pt" style:font-weight-asian="bold" style:font-size-complex="15pt" style:font-weight-complex="bold"/>
    </style:style>
    <style:style style:name="P17" style:family="paragraph" style:parent-style-name="Standard">
      <style:text-properties fo:font-size="15pt" fo:font-weight="bold" officeooo:rsid="004bcc1d" officeooo:paragraph-rsid="002a2284" style:font-size-asian="15pt" style:font-weight-asian="bold" style:font-size-complex="15pt" style:font-weight-complex="bold"/>
    </style:style>
    <style:style style:name="P18" style:family="paragraph" style:parent-style-name="Standard">
      <style:text-properties officeooo:rsid="007b4fc7" officeooo:paragraph-rsid="009bee7a"/>
    </style:style>
    <style:style style:name="P19" style:family="paragraph" style:parent-style-name="Standard">
      <style:text-properties officeooo:paragraph-rsid="009bee7a"/>
    </style:style>
    <style:style style:name="P20" style:family="paragraph" style:parent-style-name="Standard">
      <style:text-properties officeooo:rsid="009bee7a" officeooo:paragraph-rsid="009bee7a"/>
    </style:style>
    <style:style style:name="P21" style:family="paragraph" style:parent-style-name="Preformatted_20_Text" style:list-style-name="L1">
      <style:text-properties officeooo:paragraph-rsid="00974d3e"/>
    </style:style>
    <style:style style:name="P22" style:family="paragraph" style:parent-style-name="Preformatted_20_Text" style:list-style-name="L1">
      <style:text-properties officeooo:paragraph-rsid="00992f30"/>
    </style:style>
    <style:style style:name="P23" style:family="paragraph" style:parent-style-name="Preformatted_20_Text" style:list-style-name="L1" style:master-page-name="">
      <loext:graphic-properties draw:fill="none"/>
      <style:paragraph-properties fo:margin-left="0.5618in" fo:margin-right="0in" fo:margin-top="0in" fo:margin-bottom="0in" loext:contextual-spacing="false" fo:text-indent="-0.3118in" style:auto-text-indent="false" style:page-number="auto" fo:background-color="transparent"/>
      <style:text-properties style:font-name="Liberation Serif" officeooo:rsid="00983077" officeooo:paragraph-rsid="00992f30"/>
    </style:style>
    <style:style style:name="T1" style:family="text">
      <style:text-properties officeooo:rsid="002993b5"/>
    </style:style>
    <style:style style:name="T2" style:family="text">
      <style:text-properties fo:color="#000000" style:font-name="Menlo" fo:font-size="9pt"/>
    </style:style>
    <style:style style:name="T3" style:family="text">
      <style:text-properties fo:color="#000000" style:font-name="Menlo" fo:font-size="9pt" officeooo:rsid="0090b5d5"/>
    </style:style>
    <style:style style:name="T4" style:family="text">
      <style:text-properties fo:color="#000000" style:font-name="Menlo" fo:font-size="9pt" officeooo:rsid="009195c9"/>
    </style:style>
    <style:style style:name="T5" style:family="text">
      <style:text-properties fo:color="#000000" style:font-name="Menlo" fo:font-size="9pt" officeooo:rsid="009364e7"/>
    </style:style>
    <style:style style:name="T6" style:family="text">
      <style:text-properties fo:color="#000000" style:font-name="Menlo" fo:font-size="9pt" officeooo:rsid="00945964"/>
    </style:style>
    <style:style style:name="T7" style:family="text">
      <style:text-properties fo:color="#000000" style:font-name="Menlo" fo:font-size="9pt" officeooo:rsid="00974d3e"/>
    </style:style>
    <style:style style:name="T8" style:family="text">
      <style:text-properties fo:color="#000000" style:font-name="Liberation Serif" fo:font-size="9pt" officeooo:rsid="00983077"/>
    </style:style>
    <style:style style:name="T9" style:family="text">
      <style:text-properties fo:color="#000000" style:font-name="Liberation Serif" fo:font-size="9pt" officeooo:rsid="00992f30"/>
    </style:style>
    <style:style style:name="T10" style:family="text">
      <style:text-properties officeooo:rsid="007b4fc7"/>
    </style:style>
    <style:style style:name="T11" style:family="text">
      <style:text-properties fo:color="#008000" style:font-name="Menlo" fo:font-size="9pt" fo:font-weight="bold"/>
    </style:style>
    <style:style style:name="T12" style:family="text">
      <style:text-properties fo:color="#008000" style:font-name="Menlo" fo:font-size="9pt" fo:font-weight="bold" officeooo:rsid="00974d3e"/>
    </style:style>
    <style:style style:name="T13" style:family="text">
      <style:text-properties officeooo:rsid="0090b5d5"/>
    </style:style>
    <style:style style:name="T14" style:family="text">
      <style:text-properties officeooo:rsid="009195c9"/>
    </style:style>
    <style:style style:name="T15" style:family="text">
      <style:text-properties officeooo:rsid="009364e7"/>
    </style:style>
    <style:style style:name="T16" style:family="text">
      <style:text-properties officeooo:rsid="00945964"/>
    </style:style>
    <style:style style:name="T17" style:family="text">
      <style:text-properties officeooo:rsid="00974d3e"/>
    </style:style>
    <style:style style:name="T18" style:family="text">
      <style:text-properties style:font-name="Liberation Serif" officeooo:rsid="00974d3e"/>
    </style:style>
    <style:style style:name="T19" style:family="text">
      <style:text-properties style:font-name="Liberation Serif" officeooo:rsid="009830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text:span text:style-name="T1">SPECIFICATION</text:span></text:p>
      <text:p text:style-name="P2">UNDO IMPLEMENTATION</text:p>
      <text:p text:style-name="P1"/>
      <text:p text:style-name="P4">Level: <text:span text:style-name="T10">3 Spec number: 342</text:span></text:p>
      <text:p text:style-name="P3">Version: 0.1 (under initial construction)</text:p>
      <text:p text:style-name="P3"/>
      <text:p text:style-name="P5">OVERVIEW</text:p>
      <text:p text:style-name="P8">This document explains <text:span text:style-name="T13">details of how undo and redo are implemented. (Incomplete)</text:span></text:p>
      <text:p text:style-name="P8"/>
      <text:p text:style-name="P16">STORING UNDO DATA</text:p>
      <text:p text:style-name="P20">When an undoable edit is executed, an undo record is stored in the datacore. Undo records are stored in the project's UndoList attrib, with the most recent record at the end. (more detail needed)</text:p>
      <text:p text:style-name="P20"/>
      <text:p text:style-name="P20">To allow the display to revert to the state it had when the edit is executed, a Milestone can be created when the edit is executed. Milestones are on client side (not datacore side), so these undo milestones are stored in the client side project shadow's MilestonesForUndo attrib. The order is arbitrary, as milestones are accessed by ID. (This list of milestones is separate from the milestones in the project's ForwardHistory and BackwardHistory attribs, as the user is not allowed to navigate directly to an undo milestone.) If an undo milestone is created, its ID is stored in the undo record. See separate spec file for details of how milestones work.</text:p>
      <text:p text:style-name="P18"/>
      <text:p text:style-name="P19"/>
      <text:p text:style-name="P17"/>
      <text:p text:style-name="P6"><text:span text:style-name="T13">EXECUTING UNDO: </text:span>PROGRAM FLOW</text:p>
      <text:list xml:id="list4032613874" text:style-name="L1">
        <text:list-item>
          <text:p text:style-name="P14">The user <text:span text:style-name="T13">requests Undo of a data change from the Edit menu or the Undo button in the control panel.</text:span></text:p>
        </text:list-item>
        <text:list-item>
          <text:p text:style-name="P10"><text:span text:style-name="T13">The menu event or button event launches </text:span><text:span text:style-name="T2">OnUndoRequest</text:span><text:span text:style-name="T3">()</text:span><text:span text:style-name="T13"> in module controlframe.</text:span></text:p>
        </text:list-item>
        <text:list-item>
          <text:p text:style-name="P10"><text:span text:style-name="T13">This calls </text:span><text:span text:style-name="T2">HandleUndoRequest</text:span><text:span text:style-name="T3">()</text:span><text:span text:style-name="T13"> in module undo.</text:span></text:p>
        </text:list-item>
        <text:list-item>
          <text:p text:style-name="P10"><text:span text:style-name="T3">HandleUndoRequest()</text:span><text:span text:style-name="T13"> calls the undo handler for each chained undo record in Proj.UndoList, and adds a corresponding record to Proj.RedoList to allow the action to be redone if the user requests it. By convention (but not by requirement), undo handlers are callables whose names end in _Undo. As an example, changing a numerical value in a Fault Tree is handled by </text:span><text:span text:style-name="T2">ChangeTextInValueField_Undo</text:span><text:span text:style-name="T4">()</text:span><text:span text:style-name="T14"> in module faulttree.</text:span></text:p>
        </text:list-item>
        <text:list-item>
          <text:p text:style-name="P15">The undo handler needs to take 3 actions:</text:p>
          <text:list>
            <text:list-item>
              <text:p text:style-name="P15">restore the data set to its previous condition</text:p>
            </text:list-item>
            <text:list-item>
              <text:p text:style-name="P11"><text:span text:style-name="T15">call a function to redraw the affected Viewport(s); in this case, FTObjectInCore.</text:span><text:span text:style-name="T2">RedrawAfterUndoOrRedo</text:span><text:span text:style-name="T5">()</text:span><text:span text:style-name="T15"> . See below.</text:span></text:p>
            </text:list-item>
            <text:list-item>
              <text:p text:style-name="P12"><text:span text:style-name="T16">call </text:span><text:span text:style-name="T2">SaveOnFly</text:span><text:span text:style-name="T6">()</text:span><text:span text:style-name="T16"> in module projects, to store the data change in the project file.</text:span></text:p>
            </text:list-item>
          </text:list>
        </text:list-item>
        <text:list-item>
          <text:p text:style-name="P12"><text:span text:style-name="T2">RedrawAfterUndoOrRedo</text:span><text:span text:style-name="T6">()</text:span> <text:span text:style-name="T16">triggers a redraw of the Viewport by the following actions:</text:span></text:p>
          <text:list>
            <text:list-item>
              <text:p text:style-name="P12"><text:span text:style-name="T16">call the PHA object's </text:span><text:span text:style-name="T2">GetFullRedrawData</text:span><text:span text:style-name="T6">()</text:span><text:span text:style-name="T16"> method to get data needed to redraw.</text:span></text:p>
            </text:list-item>
            <text:list-item>
              <text:p text:style-name="P12"><text:span text:style-name="T16">send the redraw data to the Control Frame by sending a </text:span><text:span text:style-name="T11">NO_ShowViewport</text:span><text:span text:style-name="T16"> request on the appropriate socket. (The socket's identity is provided in the undo record.)</text:span></text:p>
            </text:list-item>
          </text:list>
        </text:list-item>
        <text:list-item>
          <text:p text:style-name="P13"><text:span text:style-name="T17">The Control Frame receives the </text:span><text:span text:style-name="T12">NO_ShowViewport</text:span><text:span text:style-name="T17"> request in its procedure </text:span><text:span text:style-name="T2">HandleIncomingMessageToControlFrame</text:span><text:span text:style-name="T7">()</text:span><text:span text:style-name="T17">. This launches its procedure </text:span><text:span text:style-name="T2">SwitchToViewport</text:span><text:span text:style-name="T7">()</text:span><text:span text:style-name="T17">.</text:span></text:p>
        </text:list-item>
        <text:list-item>
          <text:p text:style-name="P21"><text:span text:style-name="T2">SwitchToViewport</text:span><text:span text:style-name="T7">()</text:span><text:span text:style-name="T18"> does a full redraw of the related Viewport.</text:span></text:p>
        </text:list-item>
        <text:list-item>
          <text:p text:style-name="P22"><text:span text:style-name="T2">SwitchToViewport</text:span><text:span text:style-name="T7">()</text:span><text:span text:style-name="T18"> does </text:span><text:span text:style-name="T19">a refresh of the GUI elements such as menu texts and control panel by calling </text:span><text:span text:style-name="T8">RefreshGUIAfterDataChange</text:span><text:span text:style-name="T9">()</text:span><text:span text:style-name="T19">.</text:span></text:p>
        </text:list-item>
        <text:list-item>
          <text:p text:style-name="P23"/>
        </text:list-item>
      </text:list>
      <text:p text:style-name="P7"><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20-07-28T09:20:45.133474608</dc:date>
    <meta:editing-duration>P2DT8H32M42S</meta:editing-duration>
    <meta:editing-cycles>102</meta:editing-cycles>
    <meta:generator>LibreOffice/5.4.2.2$MacOSX_X86_64 LibreOffice_project/22b09f6418e8c2d508a9eaf86b2399209b0990f4</meta:generator>
    <meta:document-statistic meta:table-count="0" meta:image-count="0" meta:object-count="0" meta:page-count="2" meta:paragraph-count="25" meta:word-count="432" meta:character-count="2715" meta:non-whitespace-character-count="2322"/>
  </office:meta>
</office:document-meta>
</file>